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b19e5"/>
    </style:style>
    <style:style style:name="T2" style:family="text">
      <style:text-properties officeooo:rsid="000c9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//Common elements in all rows of a given matrix</text:p>
      <text:p text:style-name="Standard">#include &lt;iostream&gt;</text:p>
      <text:p text:style-name="Standard">using namespace std;</text:p>
      <text:p text:style-name="Standard">int main(){</text:p>
      <text:p text:style-name="Standard"><text:s text:c="4"/>int matrix[50][50];</text:p>
      <text:p text:style-name="Standard"><text:s text:c="4"/>int r,c,i,j,k = 0,l = 0;</text:p>
      <text:p text:style-name="Standard"><text:s text:c="4"/>cout&lt;&lt;"Enter number of rows and columns: ";</text:p>
      <text:p text:style-name="Standard"><text:s text:c="4"/>cin&gt;&gt;r&gt;&gt;c;</text:p>
      <text:p text:style-name="Standard"><text:s text:c="4"/>cout&lt;&lt;"Enter elements in matrix: ";</text:p>
      <text:p text:style-name="Standard"><text:s text:c="4"/>for(i = 0; i &lt; r; i++){</text:p>
      <text:p text:style-name="Standard"><text:s text:c="8"/>for(j = 0; j &lt; c; j++){</text:p>
      <text:p text:style-name="Standard"><text:s text:c="12"/>cin&gt;&gt;matrix[i][j];</text:p>
      <text:p text:style-name="Standard"><text:s text:c="8"/>}</text:p>
      <text:p text:style-name="Standard"><text:s text:c="4"/>}</text:p>
      <text:p text:style-name="Standard"><text:s text:c="4"/>cout&lt;&lt;"Common elements in all rows of a given matrix: ";</text:p>
      <text:p text:style-name="Standard"><text:s text:c="4"/>for(k = 0; k &lt; c; k++){</text:p>
      <text:p text:style-name="Standard"><text:s text:c="8"/>int count = 1;</text:p>
      <text:p text:style-name="Standard"><text:s text:c="8"/>for(i = 1; i &lt; r; i++){</text:p>
      <text:p text:style-name="Standard"><text:s text:c="12"/>for(j = 0; j &lt; c; j++){</text:p>
      <text:p text:style-name="Standard"><text:s text:c="16"/>if(matrix[i][j] == matrix[0][k]){</text:p>
      <text:p text:style-name="Standard"><text:s text:c="20"/>count++;</text:p>
      <text:p text:style-name="Standard"><text:s text:c="20"/>break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8"/>if(count &gt;= r){</text:p>
      <text:p text:style-name="Standard"><text:s text:c="12"/>cout&lt;&lt;matrix[0][k];</text:p>
      <text:p text:style-name="Standard"><text:s text:c="8"/>}</text:p>
      <text:p text:style-name="Standard"><text:s text:c="8"/>else{</text:p>
      <text:p text:style-name="Standard"><text:s text:c="12"/>l++;</text:p>
      <text:p text:style-name="Standard"><text:s text:c="8"/>}</text:p>
      <text:p text:style-name="Standard"><text:s text:c="4"/>}</text:p>
      <text:p text:style-name="Standard"><text:s text:c="4"/>if(l &gt; c - 1){</text:p>
      <text:p text:style-name="Standard"><text:s text:c="8"/>cout&lt;&lt;"No common element is present"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48:21.046385454</meta:creation-date>
    <dc:date>2022-07-04T16:54:41.383205226</dc:date>
    <meta:editing-duration>PT2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120" meta:character-count="855" meta:non-whitespace-character-count="508"/>
  </office:meta>
</office:document-meta>
</file>